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rasi" svg:font-family="Norasi" style:font-family-generic="roman" style:font-pitch="variable"/>
    <style:font-face style:name="Noto Sans" svg:font-family="'Noto Sans'" style:font-family-generic="roman" style:font-pitch="variable"/>
    <style:font-face style:name="Waree" svg:font-family="Waree" style:font-family-generic="roman" style:font-pitch="variable"/>
    <style:font-face style:name="Alegreya Sans" svg:font-family="'Alegrey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aree1" svg:font-family="Waree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465a4" draw:marker-start-width="0.509cm" draw:marker-end-width="0.509cm" svg:stroke-opacity="70%" draw:fill="solid" draw:fill-color="#729fcf" draw:opacity="50%" draw:textarea-horizontal-align="justify" draw:textarea-vertical-align="middle" draw:auto-grow-height="false" fo:min-height="12.45cm" fo:min-width="12.2cm" fo:padding-top="0.176cm" fo:padding-bottom="0.176cm" fo:padding-left="0.301cm" fo:padding-right="0.301cm" draw:shadow-opacity="50%"/>
    </style:style>
    <style:style style:name="gr2" style:family="graphic" style:parent-style-name="standard">
      <style:graphic-properties svg:stroke-width="0.102cm" svg:stroke-color="#3465a4" draw:marker-start-width="0.509cm" draw:marker-end-width="0.509cm" svg:stroke-opacity="70%" draw:opacity="50%" draw:textarea-horizontal-align="justify" draw:textarea-vertical-align="middle" draw:auto-grow-height="false" fo:min-height="5.69cm" fo:min-width="11.563cm" fo:padding-top="0.176cm" fo:padding-bottom="0.176cm" fo:padding-left="0.301cm" fo:padding-right="0.301cm" draw:shadow-opacity="50%"/>
    </style:style>
    <style:style style:name="gr3" style:family="graphic" style:parent-style-name="standard">
      <style:graphic-properties svg:stroke-width="0.102cm" svg:stroke-color="#3465a4" draw:marker-start-width="0.509cm" draw:marker-end-width="0.509cm" svg:stroke-opacity="70%" draw:opacity="50%" draw:textarea-horizontal-align="justify" draw:textarea-vertical-align="middle" draw:auto-grow-height="false" fo:min-height="4.752cm" fo:min-width="11.563cm" fo:padding-top="0.176cm" fo:padding-bottom="0.176cm" fo:padding-left="0.301cm" fo:padding-right="0.301cm" draw:shadow-opacity="50%"/>
    </style:style>
    <style:style style:name="gr4" style:family="graphic" style:parent-style-name="standard">
      <style:graphic-properties svg:stroke-width="0.102cm" svg:stroke-color="#3465a4" draw:marker-start-width="0.509cm" draw:marker-end-width="0.509cm" svg:stroke-opacity="70%" draw:opacity="50%" draw:textarea-horizontal-align="justify" draw:textarea-vertical-align="middle" draw:auto-grow-height="false" fo:min-height="3.458cm" fo:min-width="5.113cm" fo:padding-top="0.176cm" fo:padding-bottom="0.176cm" fo:padding-left="0.301cm" fo:padding-right="0.301cm" draw:shadow-opacity="50%"/>
    </style:style>
    <style:style style:name="gr5" style:family="graphic" style:parent-style-name="standard">
      <style:graphic-properties svg:stroke-width="0.102cm" svg:stroke-color="#3465a4" draw:marker-start-width="0.509cm" draw:marker-end-width="0.509cm" svg:stroke-opacity="70%" draw:opacity="50%" draw:textarea-horizontal-align="justify" draw:textarea-vertical-align="middle" draw:auto-grow-height="false" fo:min-height="3.458cm" fo:min-width="5.09cm" fo:padding-top="0.176cm" fo:padding-bottom="0.176cm" fo:padding-left="0.301cm" fo:padding-right="0.301cm" draw:shadow-opacity="50%"/>
    </style:style>
    <style:style style:name="gr6" style:family="graphic" style:parent-style-name="standard">
      <style:graphic-properties svg:stroke-width="0.102cm" svg:stroke-color="#3465a4" draw:marker-start-width="0.509cm" draw:marker-end-width="0.509cm" svg:stroke-opacity="70%" draw:opacity="50%" draw:textarea-horizontal-align="justify" draw:textarea-vertical-align="middle" draw:auto-grow-height="false" fo:min-height="0.791cm" fo:min-width="4.606cm" fo:padding-top="0.176cm" fo:padding-bottom="0.176cm" fo:padding-left="0.301cm" fo:padding-right="0.301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729fcf" draw:opacity="50%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text-properties style:font-name="Alegreya Sans" fo:font-size="20pt" style:font-size-asian="20pt" style:font-size-complex="20pt"/>
    </style:style>
    <style:style style:name="P5" style:family="paragraph">
      <loext:graphic-properties draw:fill="none" draw:fill-color="#ffffff"/>
      <style:text-properties style:font-name="Alegreya Sans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Alegreya Sans" fo:font-size="16pt" style:font-size-asian="16pt" style:font-size-complex="16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Alegreya Sans" fo:font-size="14pt" style:font-size-asian="14pt" style:font-size-complex="14pt"/>
    </style:style>
    <style:style style:name="T1" style:family="text">
      <style:text-properties style:font-name="Alegreya Sans" fo:font-size="20pt" style:font-size-asian="20pt" style:font-size-complex="20pt"/>
    </style:style>
    <style:style style:name="T2" style:family="text">
      <style:text-properties style:font-name="Alegreya Sans"/>
    </style:style>
    <style:style style:name="T3" style:family="text">
      <style:text-properties style:font-name="Alegreya Sans" fo:font-size="16pt" style:font-size-asian="16pt" style:font-size-complex="16pt"/>
    </style:style>
    <style:style style:name="T4" style:family="text">
      <style:text-properties style:font-name="Alegreya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3.259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165cm" svg:height="6.042cm" svg:x="3.54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2.165cm" svg:height="5.104cm" svg:x="3.54cm" svg:y="10.5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715cm" svg:height="3.81cm" svg:x="3.794cm" svg:y="11.6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692cm" svg:height="3.81cm" svg:x="9.763cm" svg:y="11.6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208cm" svg:height="1.143cm" svg:x="10.016cm" svg:y="12.8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.208cm" svg:height="1.143cm" svg:x="10.016cm" svg:y="14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021cm" svg:height="1.098cm" svg:x="3.367cm" svg:y="3.213cm">
          <draw:text-box>
            <text:p text:style-name="P3"><text:span text:style-name="T1">roman20</text:span></text:p>
          </draw:text-box>
        </draw:frame>
        <draw:frame draw:style-name="gr7" draw:text-style-name="P5" draw:layer="layout" svg:width="2.466cm" svg:height="1.014cm" svg:x="3.567cm" svg:y="4.213cm">
          <draw:text-box>
            <text:p><text:span text:style-name="T2">blanche</text:span></text:p>
          </draw:text-box>
        </draw:frame>
        <draw:frame draw:style-name="gr7" draw:text-style-name="P5" draw:layer="layout" svg:width="2.873cm" svg:height="1.014cm" svg:x="3.567cm" svg:y="10.613cm">
          <draw:text-box>
            <text:p><text:span text:style-name="T2">populaire</text:span></text:p>
          </draw:text-box>
        </draw:frame>
        <draw:frame draw:style-name="gr7" draw:text-style-name="P7" draw:layer="layout" svg:width="3.131cm" svg:height="0.928cm" svg:x="3.868cm" svg:y="11.713cm">
          <draw:text-box>
            <text:p text:style-name="P6"><text:span text:style-name="T3">sentime</text:span><text:span text:style-name="T3">ntal</text:span></text:p>
          </draw:text-box>
        </draw:frame>
        <draw:frame draw:style-name="gr7" draw:text-style-name="P7" draw:layer="layout" svg:width="2.123cm" svg:height="0.928cm" svg:x="9.768cm" svg:y="11.713cm">
          <draw:text-box>
            <text:p text:style-name="P6"><text:span text:style-name="T3">policier</text:span></text:p>
          </draw:text-box>
        </draw:frame>
        <draw:frame draw:style-name="gr7" draw:text-style-name="P9" draw:layer="layout" svg:width="2.487cm" svg:height="0.844cm" svg:x="9.969cm" svg:y="12.813cm">
          <draw:text-box>
            <text:p text:style-name="P8"><text:span text:style-name="T4">série noire</text:span></text:p>
          </draw:text-box>
        </draw:frame>
        <draw:frame draw:style-name="gr7" draw:text-style-name="P9" draw:layer="layout" svg:width="3.393cm" svg:height="0.844cm" svg:x="9.97cm" svg:y="14.113cm">
          <draw:text-box>
            <text:p text:style-name="P8"><text:span text:style-name="T4">autres polici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rasi" svg:font-family="Norasi" style:font-family-generic="roman" style:font-pitch="variable"/>
    <style:font-face style:name="Noto Sans" svg:font-family="'Noto Sans'" style:font-family-generic="roman" style:font-pitch="variable"/>
    <style:font-face style:name="Waree" svg:font-family="Waree" style:font-family-generic="roman" style:font-pitch="variable"/>
    <style:font-face style:name="Alegreya Sans" svg:font-family="'Alegrey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aree1" svg:font-family="Waree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rasi" fo:font-size="24pt" fo:language="en" fo:country="US" style:font-name-asian="Waree1" style:font-size-asian="24pt" style:language-asian="zh" style:country-asian="CN" style:font-name-complex="Waree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Waree" fo:font-family="Waree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02:46:47.229084492</meta:creation-date>
    <dc:date>2019-03-10T03:02:46.137241696</dc:date>
    <meta:editing-duration>PT15M58S</meta:editing-duration>
    <meta:editing-cycles>3</meta:editing-cycles>
    <meta:generator>LibreOffice/6.1.5.2$Linux_X86_64 LibreOffice_project/10$Build-2</meta:generator>
    <meta:document-statistic meta:object-count="14"/>
  </office:meta>
</office:document-meta>
</file>